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14]-[.F14]" office:value-type="float" office:value="300" calcext:value-type="float">
            <text:p>30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4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20.762326082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1">00/00/0000</text:date></text:span><text:span text:style-name="MT6"><text:s/>- </text:span><text:span text:style-name="MT6"><text:time style:data-style-name="N2" text:time-value="14:08:20.763842856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20.7675018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8:21.102143398</dc:date>
    <dc:language>pt-PT</dc:language>
    <meta:editing-cycles>648</meta:editing-cycles>
    <meta:editing-duration>P3DT14H32M</meta:editing-duration>
    <meta:print-date>2022-12-01T16:36:33.088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